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58D4DCD9DF42FED9B2.png" manifest:media-type="image/png"/>
  <manifest:file-entry manifest:full-path="Pictures/10000000000003200000025827365A19479622D0.png" manifest:media-type="image/png"/>
  <manifest:file-entry manifest:full-path="Pictures/10000000000005560000030096B18E2EACFA3898.png" manifest:media-type="image/png"/>
  <manifest:file-entry manifest:full-path="Pictures/100000000000032000000258C402006B2AB52CFB.png" manifest:media-type="image/png"/>
  <manifest:file-entry manifest:full-path="Pictures/100000000000055600000300D05AAC6BEFAB157F.png" manifest:media-type="image/png"/>
  <manifest:file-entry manifest:full-path="Pictures/100000000000032000000258E6B7BDF5C2C7BB49.png" manifest:media-type="image/png"/>
  <manifest:file-entry manifest:full-path="Pictures/100000000000032000000258C1FD54D38C15A07F.png" manifest:media-type="image/png"/>
  <manifest:file-entry manifest:full-path="Pictures/100000000000032000000258B72C925B7BE2584B.png" manifest:media-type="image/png"/>
  <manifest:file-entry manifest:full-path="Pictures/10000000000003200000025827A5D1FFFFD8476E.png" manifest:media-type="image/png"/>
  <manifest:file-entry manifest:full-path="Pictures/1000000000000320000002588A89049975C8FC49.png" manifest:media-type="image/png"/>
  <manifest:file-entry manifest:full-path="Pictures/1000000000000320000002583A9B6F5B16D53EF4.png" manifest:media-type="image/png"/>
  <manifest:file-entry manifest:full-path="Pictures/100000000000032000000258D570C60A07CA7031.png" manifest:media-type="image/png"/>
  <manifest:file-entry manifest:full-path="Pictures/100000000000032000000258E1846E5DE8147C7D.png" manifest:media-type="image/png"/>
  <manifest:file-entry manifest:full-path="Pictures/100000000000032000000258D0D59D2FA08B1D9E.png" manifest:media-type="image/png"/>
  <manifest:file-entry manifest:full-path="Pictures/1000000000000320000002580FFF2B704F0EE604.png" manifest:media-type="image/png"/>
  <manifest:file-entry manifest:full-path="Pictures/1000000000000320000002581DD91908D7FCDBF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1f16a"/>
    </style:style>
    <style:style style:name="P3" style:family="paragraph" style:parent-style-name="Text_20_body">
      <style:paragraph-properties fo:text-align="start" style:justify-single-word="false"/>
      <style:text-properties officeooo:paragraph-rsid="0021f1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44cm, 0cm, 3.406cm, 8.8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66cm, 0cm, 3.249cm, 8.94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16cm, -0.272cm, 3.438cm, 8.8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igura1" text:anchor-type="char" svg:x="0.034cm" svg:y="0.243cm" svg:width="12.532cm" svg:height="6.308cm" draw:z-index="0"><draw:image xlink:href="Pictures/10000000000005560000030096B18E2EACFA3898.png" xlink:type="simple" xlink:show="embed" xlink:actuate="onLoad" draw:mime-type="image/png"/></draw:frame>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2" text:anchor-type="char" svg:x="0.319cm" svg:y="0.393cm" svg:width="12.294cm" svg:height="6.331cm" draw:z-index="1"><draw:image xlink:href="Pictures/100000000000055600000300D05AAC6BEFAB15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7"/></text:p>
      <text:p text:style-name="P1"/>
      <text:p text:style-name="P1"/>
      <text:p text:style-name="P1"/>
      <text:p text:style-name="P1"/>
      <text:p text:style-name="P1"><draw:frame draw:style-name="fr2" draw:name="Figura3" text:anchor-type="char" svg:x="0.277cm" svg:y="0.236cm" svg:width="12.229cm" svg:height="7.188cm" draw:z-index="2"><draw:image xlink:href="Pictures/100000000000055600000300D05AAC6BEFAB15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5" text:outline-level="5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4" text:anchor-type="char" svg:x="0.037cm" svg:y="0.3cm" svg:width="14.464cm" svg:height="11.989cm" draw:z-index="3"><draw:image xlink:href="Pictures/100000000000032000000258C1FD54D38C15A07F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5" text:anchor-type="char" svg:x="0.011cm" svg:y="-0.092cm" svg:width="14.6cm" svg:height="11.015cm" draw:z-index="4"><draw:image xlink:href="Pictures/100000000000032000000258C402006B2AB52CF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6" text:anchor-type="char" svg:x="0.016cm" svg:y="0.153cm" svg:width="14.594cm" svg:height="10.945cm" draw:z-index="5"><draw:image xlink:href="Pictures/100000000000032000000258E6B7BDF5C2C7BB49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7" text:anchor-type="char" svg:x="0.014cm" svg:y="0.432cm" svg:width="14.676cm" svg:height="10.5cm" draw:z-index="6"><draw:image xlink:href="Pictures/10000000000003200000025827365A19479622D0.png" xlink:type="simple" xlink:show="embed" xlink:actuate="onLoad" draw:mime-type="image/png"/></draw:frame></text:p>
      <text:p text:style-name="P2"/>
      <text:p text:style-name="P2"/>
      <text:p text:style-name="P3"><text:s text:c="22"/></text:p>
      <text:p text:style-name="P3"><text:s text:c="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8" text:anchor-type="char" svg:x="0.026cm" svg:y="0.132cm" svg:width="15.09cm" svg:height="10.492cm" draw:z-index="7"><draw:image xlink:href="Pictures/100000000000032000000258B72C925B7BE2584B.png" xlink:type="simple" xlink:show="embed" xlink:actuate="onLoad" draw:mime-type="image/png"/></draw:frame><text:soft-page-break/></text:p>
      <text:p text:style-name="P3"><draw:frame draw:style-name="fr1" draw:name="Figura9" text:anchor-type="char" svg:x="0cm" svg:y="-0.164cm" svg:width="15.161cm" svg:height="12.749cm" draw:z-index="8"><draw:image xlink:href="Pictures/10000000000003200000025827A5D1FFFFD8476E.png" xlink:type="simple" xlink:show="embed" xlink:actuate="onLoad" draw:mime-type="image/png"/></draw:frame></text:p>
      <text:p text:style-name="P3"/>
      <text:p text:style-name="P3"><draw:frame draw:style-name="fr1" draw:name="Figura10" text:anchor-type="char" svg:x="-0.007cm" svg:y="0.176cm" svg:width="15.323cm" svg:height="10.807cm" draw:z-index="9"><draw:image xlink:href="Pictures/1000000000000320000002588A89049975C8FC49.png" xlink:type="simple" xlink:show="embed" xlink:actuate="onLoad" draw:mime-type="image/png"/></draw:frame><draw:frame draw:style-name="fr1" draw:name="Figura11" text:anchor-type="char" svg:x="-0.037cm" svg:y="11.488cm" svg:width="15.448cm" svg:height="12.749cm" draw:z-index="10"><draw:image xlink:href="Pictures/100000000000032000000258D570C60A07CA7031.png" xlink:type="simple" xlink:show="embed" xlink:actuate="onLoad" draw:mime-type="image/png"/></draw:frame><text:soft-page-break/></text:p>
      <text:p text:style-name="P3"/>
      <text:p text:style-name="P3"><text:soft-page-break/></text:p>
      <text:p text:style-name="P3"><draw:frame draw:style-name="fr1" draw:name="Figura13" text:anchor-type="char" svg:x="0.028cm" svg:y="11.755cm" svg:width="15.58cm" svg:height="12.749cm" draw:z-index="12"><draw:image xlink:href="Pictures/100000000000032000000258E1846E5DE8147C7D.png" xlink:type="simple" xlink:show="embed" xlink:actuate="onLoad" draw:mime-type="image/png"/></draw:frame><draw:frame draw:style-name="fr1" draw:name="Figura12" text:anchor-type="char" svg:x="0cm" svg:y="0.078cm" svg:width="15.448cm" svg:height="11.172cm" draw:z-index="11"><draw:image xlink:href="Pictures/100000000000032000000258D0D59D2FA08B1D9E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text:s text:c="7"/></text:p>
      <text:p text:style-name="P3"><draw:frame draw:style-name="fr1" draw:name="Figura14" text:anchor-type="char" svg:x="0.22cm" svg:y="0.102cm" svg:width="15.513cm" svg:height="10.998cm" draw:z-index="13"><draw:image xlink:href="Pictures/1000000000000320000002580FFF2B704F0EE604.png" xlink:type="simple" xlink:show="embed" xlink:actuate="onLoad" draw:mime-type="image/png"/></draw:frame><draw:frame draw:style-name="fr1" draw:name="Figura15" text:anchor-type="char" svg:x="0.129cm" svg:y="11.499cm" svg:width="15.552cm" svg:height="12.749cm" draw:z-index="14"><draw:image xlink:href="Pictures/100000000000032000000258D4DCD9DF42FED9B2.png" xlink:type="simple" xlink:show="embed" xlink:actuate="onLoad" draw:mime-type="image/png"/></draw:frame></text:p>
      <text:p text:style-name="P3"><text:soft-page-break/></text:p>
      <text:p text:style-name="P3"><draw:frame draw:style-name="fr1" draw:name="Figura16" text:anchor-type="char" svg:x="0.183cm" svg:y="-0.093cm" svg:width="14.367cm" svg:height="10.774cm" draw:z-index="15"><draw:image xlink:href="Pictures/1000000000000320000002583A9B6F5B16D53E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17" text:anchor-type="char" svg:x="0.316cm" svg:y="0.081cm" svg:width="14.258cm" svg:height="12.749cm" draw:z-index="16"><draw:image xlink:href="Pictures/1000000000000320000002581DD91908D7FCDBF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3:34:56.632000000</meta:creation-date>
    <dc:date>2023-08-19T23:56:18.833000000</dc:date>
    <meta:editing-duration>PT1H7M24S</meta:editing-duration>
    <meta:editing-cycles>9</meta:editing-cycles>
    <meta:generator>LibreOffice/7.5.5.2$Windows_X86_64 LibreOffice_project/ca8fe7424262805f223b9a2334bc7181abbcbf5e</meta:generator>
    <meta:document-statistic meta:table-count="0" meta:image-count="17" meta:object-count="0" meta:page-count="8" meta:paragraph-count="6" meta:word-count="0" meta:character-count="74" meta:non-whitespace-character-count="0"/>
  </office:meta>
</office:document-meta>
</file>